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9886" officeooo:paragraph-rsid="001f9886"/>
    </style:style>
    <style:style style:name="P2" style:family="paragraph" style:parent-style-name="Standard">
      <style:text-properties officeooo:rsid="001f9886" officeooo:paragraph-rsid="00252dba"/>
    </style:style>
    <style:style style:name="P3" style:family="paragraph" style:parent-style-name="Standard">
      <style:text-properties officeooo:rsid="00252dba" officeooo:paragraph-rsid="00252dba"/>
    </style:style>
    <style:style style:name="P4" style:family="paragraph" style:parent-style-name="Standard">
      <style:text-properties officeooo:rsid="0026386d" officeooo:paragraph-rsid="0026386d"/>
    </style:style>
    <style:style style:name="P5" style:family="paragraph" style:parent-style-name="Standard">
      <style:text-properties fo:font-weight="bold" officeooo:rsid="0026386d" officeooo:paragraph-rsid="0026386d" style:font-weight-asian="bold" style:font-weight-complex="bold"/>
    </style:style>
    <style:style style:name="P6" style:family="paragraph" style:parent-style-name="Standard">
      <style:text-properties fo:font-weight="bold" officeooo:rsid="00327a13" officeooo:paragraph-rsid="00327a13" style:font-weight-asian="bold" style:font-weight-complex="bold"/>
    </style:style>
    <style:style style:name="P7" style:family="paragraph" style:parent-style-name="Standard">
      <style:text-properties fo:font-weight="bold" officeooo:rsid="00353459" officeooo:paragraph-rsid="00353459" style:font-weight-asian="bold" style:font-weight-complex="bold"/>
    </style:style>
    <style:style style:name="P8" style:family="paragraph" style:parent-style-name="Standard">
      <style:text-properties fo:font-weight="bold" officeooo:rsid="00389baa" officeooo:paragraph-rsid="00389baa" style:font-weight-asian="bold" style:font-weight-complex="bold"/>
    </style:style>
    <style:style style:name="P9" style:family="paragraph" style:parent-style-name="Standard">
      <style:text-properties fo:font-weight="bold" officeooo:rsid="003f0ed9" officeooo:paragraph-rsid="003f0ed9" style:font-weight-asian="bold" style:font-weight-complex="bold"/>
    </style:style>
    <style:style style:name="P10" style:family="paragraph" style:parent-style-name="Standard">
      <style:text-properties fo:font-weight="bold" officeooo:rsid="001f9886" officeooo:paragraph-rsid="001f9886" style:font-weight-asian="bold" style:font-weight-complex="bold"/>
    </style:style>
    <style:style style:name="P11" style:family="paragraph" style:parent-style-name="Standard">
      <style:text-properties fo:font-weight="bold" officeooo:rsid="004eec85" officeooo:paragraph-rsid="004eec85" style:font-weight-asian="bold" style:font-weight-complex="bold"/>
    </style:style>
    <style:style style:name="P12" style:family="paragraph" style:parent-style-name="Standard">
      <style:text-properties fo:font-weight="bold" officeooo:rsid="004c50b6" officeooo:paragraph-rsid="004c50b6" style:font-weight-asian="bold" style:font-weight-complex="bold"/>
    </style:style>
    <style:style style:name="P13" style:family="paragraph" style:parent-style-name="Standard">
      <style:text-properties officeooo:rsid="003284a0" officeooo:paragraph-rsid="003284a0"/>
    </style:style>
    <style:style style:name="P14" style:family="paragraph" style:parent-style-name="Standard">
      <style:text-properties officeooo:rsid="004a624a" officeooo:paragraph-rsid="004a624a"/>
    </style:style>
    <style:style style:name="P15" style:family="paragraph" style:parent-style-name="Standard">
      <style:text-properties officeooo:rsid="004eec85" officeooo:paragraph-rsid="004eec85"/>
    </style:style>
    <style:style style:name="P16" style:family="paragraph" style:parent-style-name="Standard">
      <style:text-properties officeooo:rsid="001f9886"/>
    </style:style>
    <style:style style:name="P17" style:family="paragraph" style:parent-style-name="Standard" style:list-style-name="L1">
      <style:text-properties officeooo:rsid="003f0ed9" officeooo:paragraph-rsid="003f0ed9"/>
    </style:style>
    <style:style style:name="P18" style:family="paragraph" style:parent-style-name="Standard" style:list-style-name="L1">
      <style:text-properties officeooo:rsid="00414132" officeooo:paragraph-rsid="00414132"/>
    </style:style>
    <style:style style:name="P19" style:family="paragraph" style:parent-style-name="Standard" style:list-style-name="L2">
      <style:text-properties officeooo:rsid="004c50b6" officeooo:paragraph-rsid="004c50b6"/>
    </style:style>
    <style:style style:name="P20" style:family="paragraph" style:parent-style-name="Standard">
      <style:text-properties officeooo:rsid="006b909c" officeooo:paragraph-rsid="006b909c"/>
    </style:style>
    <style:style style:name="P21" style:family="paragraph" style:parent-style-name="Standard">
      <style:text-properties officeooo:rsid="006ec48a" officeooo:paragraph-rsid="00700923"/>
    </style:style>
    <style:style style:name="P22" style:family="paragraph" style:parent-style-name="Standard" style:list-style-name="L4">
      <style:text-properties officeooo:paragraph-rsid="00700923"/>
    </style:style>
    <style:style style:name="P23" style:family="paragraph" style:parent-style-name="Standard" style:list-style-name="L4">
      <style:text-properties officeooo:rsid="0071f9a2" officeooo:paragraph-rsid="0071f9a2"/>
    </style:style>
    <style:style style:name="P24" style:family="paragraph" style:parent-style-name="Standard" style:list-style-name="L4">
      <style:text-properties officeooo:rsid="00734a4d" officeooo:paragraph-rsid="00734a4d"/>
    </style:style>
    <style:style style:name="P25" style:family="paragraph" style:parent-style-name="Standard">
      <style:text-properties officeooo:rsid="007530aa" officeooo:paragraph-rsid="007530aa"/>
    </style:style>
    <style:style style:name="P26" style:family="paragraph" style:parent-style-name="Standard">
      <style:text-properties officeooo:rsid="004eec85" officeooo:paragraph-rsid="0075fa97"/>
    </style:style>
    <style:style style:name="P27" style:family="paragraph" style:parent-style-name="Standard">
      <style:text-properties officeooo:rsid="0075fa97" officeooo:paragraph-rsid="0075fa97"/>
    </style:style>
    <style:style style:name="T1" style:family="text">
      <style:text-properties officeooo:rsid="00203acf"/>
    </style:style>
    <style:style style:name="T2" style:family="text">
      <style:text-properties officeooo:rsid="00216acf"/>
    </style:style>
    <style:style style:name="T3" style:family="text">
      <style:text-properties officeooo:rsid="00260695"/>
    </style:style>
    <style:style style:name="T4" style:family="text">
      <style:text-properties officeooo:rsid="00277236"/>
    </style:style>
    <style:style style:name="T5" style:family="text">
      <style:text-properties officeooo:rsid="003339ad"/>
    </style:style>
    <style:style style:name="T6" style:family="text">
      <style:text-properties officeooo:rsid="0036d031"/>
    </style:style>
    <style:style style:name="T7" style:family="text">
      <style:text-properties officeooo:rsid="00389a04"/>
    </style:style>
    <style:style style:name="T8" style:family="text">
      <style:text-properties officeooo:rsid="003a0e37"/>
    </style:style>
    <style:style style:name="T9" style:family="text">
      <style:text-properties officeooo:rsid="003c8bc8"/>
    </style:style>
    <style:style style:name="T10" style:family="text">
      <style:text-properties officeooo:rsid="003e6dfa"/>
    </style:style>
    <style:style style:name="T11" style:family="text">
      <style:text-properties officeooo:rsid="0040c034"/>
    </style:style>
    <style:style style:name="T12" style:family="text">
      <style:text-properties officeooo:rsid="0041f199"/>
    </style:style>
    <style:style style:name="T13" style:family="text">
      <style:text-properties officeooo:rsid="00458827"/>
    </style:style>
    <style:style style:name="T14" style:family="text">
      <style:text-properties officeooo:rsid="0047f73e"/>
    </style:style>
    <style:style style:name="T15" style:family="text">
      <style:text-properties officeooo:rsid="0049168b"/>
    </style:style>
    <style:style style:name="T16" style:family="text">
      <style:text-properties officeooo:rsid="004c4f7a"/>
    </style:style>
    <style:style style:name="T17" style:family="text">
      <style:text-properties officeooo:rsid="0050120d"/>
    </style:style>
    <style:style style:name="T18" style:family="text">
      <style:text-properties officeooo:rsid="0052f287"/>
    </style:style>
    <style:style style:name="T19" style:family="text">
      <style:text-properties officeooo:rsid="00556a71"/>
    </style:style>
    <style:style style:name="T20" style:family="text">
      <style:text-properties officeooo:rsid="00577cfd"/>
    </style:style>
    <style:style style:name="T21" style:family="text">
      <style:text-properties officeooo:rsid="005aa843"/>
    </style:style>
    <style:style style:name="T22" style:family="text">
      <style:text-properties officeooo:rsid="005ef0c9"/>
    </style:style>
    <style:style style:name="T23" style:family="text">
      <style:text-properties officeooo:rsid="00609c7d"/>
    </style:style>
    <style:style style:name="T24" style:family="text">
      <style:text-properties officeooo:rsid="00633b66"/>
    </style:style>
    <style:style style:name="T25" style:family="text">
      <style:text-properties officeooo:rsid="00639fc0"/>
    </style:style>
    <style:style style:name="T26" style:family="text">
      <style:text-properties officeooo:rsid="00658907"/>
    </style:style>
    <style:style style:name="T27" style:family="text">
      <style:text-properties officeooo:rsid="006cb676"/>
    </style:style>
    <style:style style:name="T28" style:family="text">
      <style:text-properties officeooo:rsid="00700923"/>
    </style:style>
    <style:style style:name="T29" style:family="text">
      <style:text-properties officeooo:rsid="0072a7d1"/>
    </style:style>
    <style:style style:name="T30" style:family="text">
      <style:text-properties officeooo:rsid="0073d3ed"/>
    </style:style>
    <style:style style:name="T31" style:family="text">
      <style:text-properties officeooo:rsid="00759bd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text:span text:style-name="T6">Definition of </text:span>Knowledge</text:p>
      <text:p text:style-name="P13">When human beings are born, the mind has nothing on it. As we grow, we experience more things day to day and <text:span text:style-name="T7">we </text:span>accumulate knowledge. With knowledge comes the power of prediction. <text:span text:style-name="T5">For example, you know that if you put your hands in boiling water, you will get burned. This is knowledge. Knowledge is the understanding of the process where inputs(actions) are converted into output. Any action in this world has a result so it is imperative that we gain knowledge to 1.given an input, be able to predict the result (predictive capability) and given a desired outcome, know what kind of input you need for the result (cognitive ability).</text:span></text:p>
      <text:p text:style-name="Standard"/>
      <text:p text:style-name="P8">Analogy to Machine</text:p>
      <text:p text:style-name="P1">Everything is machine. Machine <text:span text:style-name="T8">is a</text:span> function which converts input into output. <text:span text:style-name="T9">However in real life, t</text:span>his function is esoteric and black-box. You experiment with inputs and get outputs and it is your goal to empirically fit the function such that for given input, you minimize the error of the output vs. the predicted results. Life is a process to <text:span text:style-name="T10">iteratively </text:span>fit this function, this will involve failures. Through experience, you gain knowledge on this function, including knowing what kind of inputs will generate what kind of outputs (actual example: if you involve money in a relationship, you will <text:span text:style-name="T2">encourage bad behavior and get bad results</text:span>. <text:span text:style-name="T1">If you spend too much time on screen, your quality of life will decrease. If you have seafood, you are at an increased risk for diarrhea.)</text:span></text:p>
      <text:p text:style-name="P1"/>
      <text:p text:style-name="P6">Role of Reflection</text:p>
      <text:p text:style-name="P3">The role of reflection is of utmost importance <text:span text:style-name="T3">as it is an iterative process to fit the function better. The better your function is, the more able you are to predict outcome based on input, this will make life easier and avoid more problems and form better relationships. </text:span></text:p>
      <text:p text:style-name="P3"/>
      <text:p text:style-name="P5">Dalio’s principles and checklist approach:</text:p>
      <text:p text:style-name="P4">Dalio’s principles <text:span text:style-name="T4">involve a systematic metholodogy to make quality decisions. Principles are based on hyper-realism which means only the hard truths matter, truth is essential for producing good outcomes. It is key to understand and work with reality, and not clouding your eyes with expectations but only work with cold truths. This is needed in investment. When truths are hard to bear, people come up with alternative realities to escape dealing with reality. It is essential to work with truths because only then you can scientifically iterate through the function-fitting process.</text:span></text:p>
      <text:p text:style-name="P3"/>
      <text:p text:style-name="P2"/>
      <text:p text:style-name="P10">Dalio’s view on corporate structure</text:p>
      <text:p text:style-name="P1">- Ruthless honesty, transparency and openness</text:p>
      <text:p text:style-name="P1">- People have the conscious, self-impoving, critical self and also the subliminal defensive, self-cheating alter ego. It is key to foster an environment where the first type of ego prevails. This can only be done in a corporate culture where ruthless honesty is rewarded and not thwarted.</text:p>
      <text:p text:style-name="P1">- <text:span text:style-name="T13">Companies are efficient in Munger’s mind because it involves people that trust each other which increases productivity, but in Dalio’s mind, the politics stand in the way of efficiency.</text:span></text:p>
      <text:p text:style-name="P16">- Most people are unable to critically reflect on what they are doing and repeat the same mistakes over and over again and get very defensive when people point out their mistakes. Most people very slowly (or not at all) and they react slowly to changes and adapt slowly to new information.</text:p>
      <text:p text:style-name="Standard">- <text:span text:style-name="T14">The human mind needs to overcome insurmountable difficulties when acknowledging failure, learning from one’s mistake and move on, especially in the presence of others, where honor and self-esteem comes before learning, growth, and improvement.</text:span></text:p>
      <text:p text:style-name="Standard"><text:soft-page-break/>- <text:span text:style-name="T15">An objective methodology is needed to avoid human biases, unrealistic thinking, homogenous clique thinking (no creativity and everyone thinks the same).</text:span></text:p>
      <text:p text:style-name="Standard">- <text:span text:style-name="T15">Due to the above problems, I do not discuss investment with most people, as it involves a lot of hubris, honor, confidence (justified or unjustified alike).</text:span></text:p>
      <text:p text:style-name="P14">- <text:span text:style-name="T16">Most people </text:span>cannot critically reflect on their biases, do not possess objective methodologies to iterate quickly enough. </text:p>
      <text:p text:style-name="P1"/>
      <text:p text:style-name="P1"/>
      <text:p text:style-name="P1"/>
      <text:p text:style-name="P9">Putting everything together</text:p>
      <text:list xml:id="list4115483214" text:style-name="L1">
        <text:list-item>
          <text:p text:style-name="P17">Dalio thinks that in life, you must have a systematic way to increase your predictive power by iteratively improving, this will result in better decisions</text:p>
        </text:list-item>
        <text:list-item>
          <text:p text:style-name="P17">be ruthlessly realistic (hyper-realism) <text:span text:style-name="T11">this enables one to see without bias what is the input and the output, without a clear view of the input and the output, the iterative process cannot converge to a solution</text:span></text:p>
        </text:list-item>
        <text:list-item>
          <text:p text:style-name="P18">have a methodology of convergence. This <text:span text:style-name="T12">means a systematic way to come closer to the real function. The actual iteration step. For example, Dalio allocate greater capital to fund managers who make money. Eat less seafood because it causes diarrhea. In dev trading, cut all offside stocks. </text:span></text:p>
        </text:list-item>
        <text:list-item>
          <text:p text:style-name="P18">Reflection is key. </text:p>
        </text:list-item>
        <text:list-item>
          <text:p text:style-name="P18">Meditation helps with the reflection process, calm one’s mind, reduce pain and helps with the iterative process.</text:p>
        </text:list-item>
      </text:list>
      <text:p text:style-name="Standard"/>
      <text:p text:style-name="Standard"/>
      <text:p text:style-name="P12">Dalio on stages of life</text:p>
      <text:list xml:id="list642332597" text:style-name="L2">
        <text:list-item>
          <text:p text:style-name="P19">Dependent on others </text:p>
        </text:list-item>
        <text:list-item>
          <text:p text:style-name="P19">Others dependent on you</text:p>
        </text:list-item>
        <text:list-item>
          <text:p text:style-name="P19">Free to live or die. </text:p>
        </text:list-item>
      </text:list>
      <text:p text:style-name="Standard"/>
      <text:p text:style-name="P11">Dalio’s decision making</text:p>
      <text:p text:style-name="P15">- Before making a decision, write down why you are making that decision. Munger also emphasizes on why. Human mind cannot think clearly enough and suffers from emotions and recency bias without regard to very obvious warning signs.</text:p>
      <text:p text:style-name="P15">- <text:span text:style-name="T17">The checklist approach also helps you, it forces mind to be procedural. </text:span></text:p>
      <text:p text:style-name="P15">- <text:span text:style-name="T17">To be completely rational, one must list things down on paper.</text:span></text:p>
      <text:p text:style-name="P15">- <text:span text:style-name="T18">Idea meritocracy. Whoever has better ideas will be weighed more. This brings the interesting idea of utility meritocracy. Whoever brings the most utility in life will be weighed more. This will result in a better life. The concept behind dev trading is also keeping winners and dropping losers.</text:span></text:p>
      <text:p text:style-name="P15">- <text:span text:style-name="T19">Let ideas clash in order to pursue knowledge. </text:span></text:p>
      <text:p text:style-name="P15">- <text:span text:style-name="T20">Thoughtful disagreement and have ways to settle emotional innate shortcomings (human nature)</text:span></text:p>
      <text:p text:style-name="P15">- <text:span text:style-name="T21">Do not develop emotional responses to failures – but solve them, what would I do differently? Dan Lok: doing the same thing and expect different results is insanity. I also developed this mentality while solving programming problems – 1. once you identify a problem and embark on solving it, it is only a matter of time until solution. 2.the failures in the process are insignificant.</text:span></text:p>
      <text:p text:style-name="P15">- <text:span text:style-name="T22">Evolution is the constant looping process. Goals → problems → diagnosis → design → Doing.</text:span></text:p>
      <text:p text:style-name="P15">- <text:span text:style-name="T23">Dalio puts this process into an algorithm that mimics this process, “a machine that can learn”, this is the definition of AI that can continuously evolve.</text:span></text:p>
      <text:p text:style-name="P15"><text:soft-page-break/>- <text:span text:style-name="T24">He essentially puts into algorithm the 1. process of knowledge attainment 2.an implementation of selection based on meritocracy</text:span></text:p>
      <text:p text:style-name="P15">- <text:span text:style-name="T25">Everyone has a different view of reality and through ruthless honesty each one battles it out to see whose version of reality is correct based on hard reality.</text:span></text:p>
      <text:p text:style-name="P15">- <text:span text:style-name="T26">1. absolute honesty instead of bottling thoughts in their thoughts, efficient 2.art of thoughtful disagreement (how to produce curiosity instead of anger) the raise the probability of correct decision making due to crowd wisdom. The ability to garner better information through crowd wisdom has its bottleneck on its ability to deal with crowd related psychological biases including peer pressure, herd behavior, anger, collective hysteria. You cannot have centralization(power focused at the top without accessing the intelligence of people at the bottom), division (no communication between different departments), homogeneity (in a small closed group everyone tends to think similarly),</text:span></text:p>
      <text:p text:style-name="P15"/>
      <text:p text:style-name="P20">Making the discussion process more fruitful – giving tenure, past track record of believability more weight, <text:span text:style-name="T27">believability weighted decision making.</text:span></text:p>
      <text:p text:style-name="P20"/>
      <text:p text:style-name="P21">How to resolve the conflict between the emotional and conscious ego</text:p>
      <text:list xml:id="list876515037" text:style-name="L4">
        <text:list-item>
          <text:p text:style-name="P22"><text:span text:style-name="T28">Go one level up, set boundaries and rules, agree on how to disagree. Form a contract on how to disagree and form a modus operandi. Formalize the methodology of disagreement</text:span></text:p>
        </text:list-item>
        <text:list-item>
          <text:p text:style-name="P23">Taking other’s opinion into <text:span text:style-name="T29">account, monitor physical responses. </text:span></text:p>
        </text:list-item>
        <text:list-item>
          <text:p text:style-name="P23">2-minute rule. <text:span text:style-name="T29">The person has 2 minutes to say what he wants.</text:span></text:p>
        </text:list-item>
        <text:list-item>
          <text:p text:style-name="P24">Agree on a mediator. <text:span text:style-name="T30">Agree on the methodology to disagree.</text:span></text:p>
        </text:list-item>
      </text:list>
      <text:p text:style-name="P25"/>
      <text:p text:style-name="P25">Radical transparence helps build trust, eliminates as much processing in the dark as possible, <text:span text:style-name="T31">discouraging factions, politics.</text:span></text:p>
      <text:p text:style-name="P20"/>
      <text:p text:style-name="P26"><text:span text:style-name="T22">Goals → problems → diagnosis → design → Doing</text:span></text:p>
      <text:p text:style-name="P27">Each person has different problems. You must figure out what your area of weakness/strength is. </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2T13:16:02.823716767</meta:creation-date>
    <dc:date>2019-04-22T14:52:59.702537116</dc:date>
    <meta:editing-duration>PT1H31M29S</meta:editing-duration>
    <meta:editing-cycles>85</meta:editing-cycles>
    <meta:generator>LibreOffice/6.0.7.3$Linux_X86_64 LibreOffice_project/00m0$Build-3</meta:generator>
    <meta:document-statistic meta:table-count="0" meta:image-count="0" meta:object-count="0" meta:page-count="3" meta:paragraph-count="49" meta:word-count="1319" meta:character-count="8112" meta:non-whitespace-character-count="6841"/>
  </office:meta>
</office:document-meta>
</file>